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8bf4" officeooo:paragraph-rsid="00018bf4"/>
    </style:style>
    <style:style style:name="P2" style:family="paragraph" style:parent-style-name="Text_20_body">
      <style:text-properties officeooo:rsid="00018bf4" officeooo:paragraph-rsid="00018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UT STRATEGY</text:p>
      <text:h text:style-name="Heading_20_1" text:outline-level="1">Introduction</text:h>
      <text:p text:style-name="P1">Document for research about Tablut strategy.</text:p>
      <text:p text:style-name="P1"><text:a xlink:type="simple" xlink:href="http://tafl.cyningstan.com/page/29/forming-a-strategic-plan" text:style-name="Internet_20_link" text:visited-style-name="Visited_20_Internet_20_Link">http://tafl.cyningstan.com/page/29/forming-a-strategic-plan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20-06-10T12:17:58.728000000</dc:date>
    <meta:editing-duration>PT2M30S</meta:editing-duration>
    <meta:editing-cycles>2</meta:editing-cycles>
    <meta:document-statistic meta:table-count="0" meta:image-count="0" meta:object-count="0" meta:page-count="1" meta:paragraph-count="4" meta:word-count="10" meta:character-count="131" meta:non-whitespace-character-count="124"/>
  </office:meta>
</office:document-meta>
</file>